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1.9792in" style:rel-column-width="19364*"/>
    </style:style>
    <style:style style:name="Table2.B" style:family="table-column">
      <style:table-column-properties style:column-width="4.7188in" style:rel-column-width="46171*"/>
    </style:style>
    <style:style style:name="Table2.A1" style:family="table-cell">
      <style:table-cell-properties fo:background-color="#e6e6e6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2.B1" style:family="table-cell">
      <style:table-cell-properties fo:background-color="#e6e6e6" fo:padding="0.0382in" fo:border="0.0139in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0in" fo:margin-top="0in" fo:margin-bottom="0.1181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/>
    </style:style>
    <style:style style:name="P5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left="0.0035in" fo:margin-right="0.0035in" fo:margin-top="0in" fo:margin-bottom="0.1181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.1181in" fo:text-align="justify" style:justify-single-word="false" fo:text-indent="0.3862in" style:auto-text-indent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11" style:family="paragraph" style:parent-style-name="Table_20_Heading">
      <style:text-properties fo:font-size="10pt"/>
    </style:style>
    <style:style style:name="P12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/>
    </style:style>
    <style:style style:name="P14" style:family="paragraph" style:parent-style-name="Standard" style:list-style-name="L1">
      <style:paragraph-properties fo:margin-left="0in" fo:margin-right="0in" fo:margin-top="0in" fo:margin-bottom="0.2362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5" style:family="paragraph" style:parent-style-name="Heading_20_2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style:shadow="none" style:flow-with-text="true">
        <style:background-image/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2" fo:column-gap="0.3929in">
          <style:column-sep style:width="0.0008in" style:color="#000000" style:height="90%" style:vertical-align="middle"/>
          <style:column style:rel-width="32767*" fo:start-indent="0in" fo:end-indent="0.1965in"/>
          <style:column style:rel-width="32768*" fo:start-indent="0.19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emo Report</text:p>
      <text:h text:style-name="Heading_20_2" text:outline-level="2">Abstract</text:h>
      <text:p text:style-name="P1">This example shows report, created for "report_aeroo" engine, which is embedded inside a custom module.</text:p>
      <text:p text:style-name="P2">Features demonstrated:</text:p>
      <text:list xml:id="list723841973" text:style-name="L1">
        <text:list-item>
          <text:p text:style-name="P12">Placing information from Partners object (res.partner);</text:p>
        </text:list-item>
        <text:list-item>
          <text:p text:style-name="P12">Custom parser (hello_world function);</text:p>
        </text:list-item>
        <text:list-item>
          <text:p text:style-name="P13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>Lorem Ipsum genreator by Per Erik Strandberg</text:a></text:p></text:note-body></text:note></text:span><text:span text:style-name="T1">);</text:span></text:p>
        </text:list-item>
        <text:list-item>
          <text:p text:style-name="P12">Examples for some of the Extra Functions<text:note text:id="ftn3" text:note-class="footnote"><text:note-citation>3</text:note-citation><text:note-body><text:p text:style-name="Footnote"><text:a xlink:type="simple" xlink:href="http://kndati.lv/index.php/en/openerp/open-erp-addons/reporting-engine/80-extra-functions" office:name="User reference for Extra Functions by KN dati Ltd. ">http://kndati.lv/index.php/en/openerp/open-erp-addons/reporting-engine/80-extra-functions</text:a></text:p></text:note-body></text:note> (barcode, get_label, get_selection_item, setLang);</text:p>
        </text:list-item>
        <text:list-item>
          <text:p text:style-name="P12">Example of “if” and “for” control sections;</text:p>
        </text:list-item>
        <text:list-item>
          <text:p text:style-name="P12">Native use of unicode fonts;</text:p>
        </text:list-item>
        <text:list-item>
          <text:p text:style-name="P14">OpenOffice.org text formatting features (page numbers, headings, tables, columns, bullet lists, etc.)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Merged table cells</text:p>
          </table:table-cell>
          <table:covered-table-cell/>
        </table:table-row>
        <table:table-row>
          <table:table-cell table:style-name="Table1.A2" office:value-type="string">
            <text:p text:style-name="P4"><text:span text:style-name="T1"><text:placeholder text:placeholder-type="text">&lt;setLang(o.lang or 'en_US')&gt;</text:placeholder></text:span><text:span text:style-name="T1"><text:text-input text:description="&lt;get_label(o, 'name')&gt;">Label of "res.partner" model "name" field</text:text-input></text:span><text:span text:style-name="T1">:</text:span></text:p>
            <text:p text:style-name="P4"><text:span text:style-name="T1"><text:text-input text:description="&lt;o.name&gt;">Partner's name</text:text-input></text:span><text:span text:style-name="T1"><text:text-input text:description="&lt;o.title and ', '+get_selection_item(o, 'title') or ''&gt;">, Title</text:text-input></text:span></text:p>
          </table:table-cell>
          <table:table-cell table:style-name="Table1.B2" office:value-type="string">
            <text:p text:style-name="P8"><draw:frame draw:style-name="fr1" draw:name="image: barcode(o.ref, 'code128')" text:anchor-type="paragraph" svg:y="0.0799in" svg:width="1.7181in" draw:z-index="0"><draw:text-box fo:min-height="0.311in"><text:p text:style-name="P6"/></draw:text-box></draw:frame><text:placeholder text:placeholder-type="text">&lt;safe('o.ref', o)&gt;</text:placeholder></text:p>
          </table:table-cell>
        </table:table-row>
        <table:table-row>
          <table:table-cell table:style-name="Table1.A2" office:value-type="string">
            <text:p text:style-name="P5"><text:text-input text:description="&lt;hello_world(o.name)&gt;">Hello goes here</text:text-input></text:p>
          </table:table-cell>
          <table:table-cell table:style-name="Table1.B2" office:value-type="string">
            <text:p text:style-name="Standard"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/text:p>
          </table:table-cell>
        </table:table-row>
      </table:table>
      <text:h text:style-name="Heading_20_2" text:outline-level="2">One paragraph of “Lorem Ipsum”</text:h>
      <text:p text:style-name="P9"><text:text-input text:description="&lt;lorem(n=120, q=7).capitalize()+'.'&gt;">Lorem Ipsum</text:text-input></text:p>
      <text:h text:style-name="Heading_20_2" text:outline-level="2">Randomized “Lorem Ipsum”</text:h>
      <text:section text:style-name="Sect1" text:name="Section1">
        <text:p text:style-name="P1"><text:text-input text:description="&lt;for each=&quot;inc in xrange(random.randint(3,10))&quot;&gt;">starts for loop</text:text-input></text:p>
        <text:p text:style-name="P9"><text:text-input text:description="&lt;lorem(n=random.randint(50, 100), q=random.randint(1,12)).capitalize()+'.'&gt;">Lorem Ipsum</text:text-input></text:p>
        <text:p text:style-name="P3"><text:text-input text:description="&lt;/for&gt;">ends for loop</text:text-input></text:p>
      </text:section>
      <text:section text:style-name="Sect2" text:name="Section2">
        <text:h text:style-name="P15" text:outline-level="2"><text:text-input text:description="&lt;if test=&quot;o.address&quot;&gt;">If Address</text:text-input></text:h>
        <text:p text:style-name="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1"><text:text-input text:description="&lt;get_label(o.address, 'type')&gt;">Label of "res.partner.address" model "type" field</text:text-input></text:p>
            </table:table-cell>
            <table:table-cell table:style-name="Table2.B1" office:value-type="string">
              <text:p text:style-name="Table_20_Heading"><text:text-input text:description="&lt;get_label(o, 'address')&gt;">Label of "res.partner" model "Address" field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for each=&quot;oneaddress in o.address&quot;&gt;">starts for loop</text:text-input></text:p>
            </table:table-cell>
            <table:covered-table-cell/>
          </table:table-row>
          <table:table-row>
            <table:table-cell table:style-name="Table2.A3" office:value-type="string">
              <text:p text:style-name="Standard"><text:text-input text:description="&lt;oneaddress.type and get_selection_item(oneaddress, 'type') or ''&gt;">Address Type</text:text-input></text:p>
            </table:table-cell>
            <table:table-cell table:style-name="Table2.A2" office:value-type="string">
              <text:p text:style-name="Standard"><text:text-input text:description="&lt;oneaddress.street and oneaddress.street or ''&gt;">Street</text:text-input><text:text-input text:description="&lt;oneaddress.city and ', '+oneaddress.city or ''&gt;">, City</text:text-input><text:text-input text:description="&lt;oneaddress.zip and ' '+oneaddress.zip or ''&gt;"> ZIP</text:text-input><text:text-input text:description="&lt;oneaddress.country_id and ', '+oneaddress.country_id.name or ''&gt;">, Country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/for&gt;">ends for loop</text:text-input></text:p>
            </table:table-cell>
            <table:covered-table-cell/>
          </table:table-row>
        </table:table>
        <text:p text:style-name="P10"><text:text-input text:description="&lt;/if&gt;">/if</text:text-input>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02-28T23:26:21</dc:date>
    <meta:editing-duration>PT23H47M33S</meta:editing-duration>
    <meta:editing-cycles>161</meta:editing-cycles>
    <meta:generator>OpenOffice.org/3.2$Linux OpenOffice.org_project/320m19$Build-9505</meta:generator>
    <dc:creator>Tititab Srisookco</dc:creator>
    <meta:document-statistic meta:table-count="2" meta:image-count="0" meta:object-count="0" meta:page-count="1" meta:paragraph-count="35" meta:word-count="190" meta:character-count="1309"/>
    <meta:user-defined meta:name="Info 1"/>
    <meta:user-defined meta:name="Info 2"/>
    <meta:user-defined meta:name="Info 3"/>
    <meta:user-defined meta:name="Info 4"/>
  </office:meta>
</office:document-meta>
</file>